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1" svg:font-family="'Linux Libertine O'"/>
    <style:font-face style:name="Linux Libertine O2" svg:font-family="'Linux Libertine O'" style:font-adornments="Regular"/>
    <style:font-face style:name="Ubuntu Mono1" svg:font-family="'Ubuntu Mono'"/>
    <style:font-face style:name="Ubuntu Mono2" svg:font-family="'Ubuntu Mono'" style:font-adornments="Regular"/>
    <style:font-face style:name="Liberation Sans1" svg:font-family="'Liberation Sans'" style:font-pitch="variable"/>
    <style:font-face style:name="Linux Libertine O" svg:font-family="'Linux Libertine O'" style:font-pitch="variable"/>
    <style:font-face style:name="Lucida Sans1" svg:font-family="'Lucida Sans'" style:font-pitch="variable"/>
    <style:font-face style:name="SimSun1" svg:font-family="SimSun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4586" draw:fill-color="#7d9fab" draw:textarea-horizontal-align="justify" draw:textarea-vertical-align="middle" draw:auto-grow-height="false" fo:min-height="0.323cm" fo:min-width="1.978cm"/>
    </style:style>
    <style:style style:name="gr2" style:family="graphic" style:parent-style-name="standard">
      <style:graphic-properties svg:stroke-color="#807971" draw:fill-color="#e0d6c5" draw:textarea-horizontal-align="justify" draw:textarea-vertical-align="middle" draw:auto-grow-height="false" fo:min-height="0.323cm" fo:min-width="1.978cm"/>
    </style:style>
    <style:style style:name="gr3" style:family="graphic" style:parent-style-name="objectwithoutfill">
      <style:graphic-properties svg:stroke-width="0.051cm" svg:stroke-color="#807971" draw:marker-start-width="0.276cm" draw:marker-end="Arrow" draw:marker-end-width="0.20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272cm"/>
    </style:style>
    <style:style style:name="gr7" style:family="graphic" style:parent-style-name="standard">
      <style:graphic-properties svg:stroke-color="#003f90" draw:fill-color="#00d8ff" draw:textarea-horizontal-align="justify" draw:textarea-vertical-align="middle" draw:auto-grow-height="false" fo:min-height="0.323cm" fo:min-width="1.978cm"/>
    </style:style>
    <style:style style:name="gr8" style:family="graphic" style:parent-style-name="standard">
      <style:graphic-properties svg:stroke-color="#379bb2" draw:fill-color="#a6efe3" draw:textarea-horizontal-align="justify" draw:textarea-vertical-align="middle" draw:auto-grow-height="false" fo:min-height="0.323cm" fo:min-width="1.9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6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7d9fab"/>
      <style:paragraph-properties fo:text-align="center"/>
      <style:text-properties style:font-name="Ubuntu Mono" fo:font-size="12pt" style:font-size-asian="12pt" style:font-size-complex="12pt"/>
    </style:style>
    <style:style style:name="P3" style:family="paragraph">
      <loext:graphic-properties draw:fill-color="#e0d6c5"/>
      <style:paragraph-properties fo:text-align="center"/>
      <style:text-properties style:font-name="Ubuntu Mono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7d9fab" style:font-name="Ubuntu Mono"/>
    </style:style>
    <style:style style:name="P6" style:family="paragraph">
      <loext:graphic-properties draw:fill="none" draw:fill-color="#ffffff"/>
      <style:text-properties fo:color="#807971" style:font-name="Ubuntu Mono"/>
    </style:style>
    <style:style style:name="P7" style:family="paragraph">
      <loext:graphic-properties draw:fill="none" draw:fill-color="#ffffff"/>
      <style:text-properties style:font-name="Ubuntu Mono" fo:font-size="12pt" style:font-size-asian="12pt" style:font-size-complex="12pt"/>
    </style:style>
    <style:style style:name="P8" style:family="paragraph">
      <loext:graphic-properties draw:fill="none" draw:fill-color="#ffffff"/>
      <style:text-properties style:font-name="Ubuntu Mono" fo:font-weight="bold" style:font-weight-asian="bold" style:font-weight-complex="bold"/>
    </style:style>
    <style:style style:name="P9" style:family="paragraph">
      <loext:graphic-properties draw:fill-color="#00d8ff"/>
      <style:paragraph-properties fo:text-align="center"/>
      <style:text-properties style:font-name="Ubuntu Mono" fo:font-size="12pt" style:font-size-asian="12pt" style:font-size-complex="12pt"/>
    </style:style>
    <style:style style:name="P10" style:family="paragraph">
      <loext:graphic-properties draw:fill-color="#a6efe3"/>
      <style:paragraph-properties fo:text-align="center"/>
      <style:text-properties style:font-name="Ubuntu Mono" fo:font-size="12pt" style:font-size-asian="12pt" style:font-size-complex="12pt"/>
    </style:style>
    <style:style style:name="T1" style:family="text">
      <style:text-properties style:font-name="Ubuntu Mono" fo:font-size="12pt" style:font-size-asian="12pt" style:font-size-complex="12pt"/>
    </style:style>
    <style:style style:name="T2" style:family="text">
      <style:text-properties style:font-name="Ubuntu Mono2" fo:font-size="12pt" style:font-name-asian="Ubuntu Mono2" style:font-size-asian="12pt" style:font-name-complex="Ubuntu Mono2" style:font-size-complex="12pt"/>
    </style:style>
    <style:style style:name="T3" style:family="text">
      <style:text-properties fo:color="#7d9fab" style:font-name="Ubuntu Mono" style:font-name-asian="Linux Libertine O2" style:font-name-complex="Linux Libertine O2"/>
    </style:style>
    <style:style style:name="T4" style:family="text">
      <style:text-properties fo:color="#807971" style:font-name="Ubuntu Mono" style:font-name-asian="Linux Libertine O2" style:font-name-complex="Linux Libertine O2"/>
    </style:style>
    <style:style style:name="T5" style:family="text">
      <style:text-properties style:font-name="Ubuntu Mono" fo:font-size="12pt" style:font-name-asian="Ubuntu Mono2" style:font-size-asian="12pt" style:font-name-complex="Ubuntu Mono2" style:font-size-complex="12pt"/>
    </style:style>
    <style:style style:name="T6" style:family="text">
      <style:text-properties style:font-name="Ubuntu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0.635cm" svg:x="3.667cm" svg:y="2.309cm"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54cm" svg:height="0.635cm" svg:x="6.842cm" svg:y="2.309cm">
          <text:p text:style-name="P1"><text:span text:style-name="T2">'alpha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6.207cm" svg:y1="2.639cm" svg:x2="6.842cm" svg:y2="2.639cm">
          <text:p/>
        </draw:line>
        <draw:custom-shape draw:style-name="gr1" draw:text-style-name="P2" draw:layer="layout" svg:width="2.54cm" svg:height="0.635cm" svg:x="3.667cm" svg:y="3.071cm">
          <text:p text:style-name="P1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54cm" svg:height="0.635cm" svg:x="6.842cm" svg:y="3.071cm">
          <text:p text:style-name="P1"><text:span text:style-name="T2">'beta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6.207cm" svg:y1="3.401cm" svg:x2="6.842cm" svg:y2="3.401cm">
          <text:p/>
        </draw:line>
        <draw:custom-shape draw:style-name="gr1" draw:text-style-name="P2" draw:layer="layout" svg:width="2.54cm" svg:height="0.635cm" svg:x="3.667cm" svg:y="3.833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54cm" svg:height="0.635cm" svg:x="6.842cm" svg:y="3.833cm">
          <text:p text:style-name="P1"><text:span text:style-name="T2">'gamma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6.207cm" svg:y1="4.163cm" svg:x2="6.842cm" svg:y2="4.163cm">
          <text:p/>
        </draw:line>
        <draw:custom-shape draw:style-name="gr1" draw:text-style-name="P2" draw:layer="layout" svg:width="2.54cm" svg:height="0.635cm" svg:x="3.667cm" svg:y="4.595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54cm" svg:height="0.635cm" svg:x="6.842cm" svg:y="4.595cm">
          <text:p text:style-name="P1"><text:span text:style-name="T2">'delta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6.207cm" svg:y1="4.925cm" svg:x2="6.842cm" svg:y2="4.925cm">
          <text:p/>
        </draw:line>
        <draw:custom-shape draw:style-name="gr1" draw:text-style-name="P2" draw:layer="layout" svg:width="2.54cm" svg:height="0.635cm" svg:x="3.667cm" svg:y="6.119cm">
          <text:p text:style-name="P1"><text:span text:style-name="T1">–</text:span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54cm" svg:height="0.635cm" svg:x="6.842cm" svg:y="6.119cm">
          <text:p text:style-name="P1"><text:span text:style-name="T2">'omega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6.207cm" svg:y1="6.449cm" svg:x2="6.842cm" svg:y2="6.449cm">
          <text:p/>
        </draw:line>
        <draw:frame draw:style-name="gr4" draw:text-style-name="P5" draw:layer="layout" svg:width="0.76cm" svg:height="0.886cm" svg:x="4.562cm" svg:y="5.23cm">
          <draw:text-box>
            <text:p><text:span text:style-name="T3">⋮</text:span></text:p>
          </draw:text-box>
        </draw:frame>
        <draw:frame draw:style-name="gr4" draw:text-style-name="P6" draw:layer="layout" svg:width="0.76cm" svg:height="0.886cm" svg:x="7.731cm" svg:y="5.23cm">
          <draw:text-box>
            <text:p><text:span text:style-name="T4">⋮</text:span></text:p>
          </draw:text-box>
        </draw:frame>
        <draw:frame draw:style-name="gr5" draw:text-style-name="P7" draw:layer="layout" svg:width="2.447cm" svg:height="2.789cm" svg:x="1.334cm" svg:y="3.032cm">
          <draw:text-box>
            <text:p><text:span text:style-name="T1">[</text:span><text:span text:style-name="T5">'alpha',</text:span></text:p>
            <text:p><text:span text:style-name="T5"><text:s/></text:span><text:span text:style-name="T5">'beta',</text:span></text:p>
            <text:p><text:span text:style-name="T5"><text:s/></text:span><text:span text:style-name="T5">'gamma',</text:span></text:p>
            <text:p><text:span text:style-name="T5"><text:s/></text:span><text:span text:style-name="T5">'delta',</text:span></text:p>
            <text:p><text:span text:style-name="T5"><text:s text:c="2"/></text:span><text:span text:style-name="T5">...,</text:span></text:p>
            <text:p><text:span text:style-name="T5"><text:s/></text:span><text:span text:style-name="T5">'omega']</text:span></text:p>
          </draw:text-box>
        </draw:frame>
        <draw:frame draw:style-name="gr6" draw:text-style-name="P8" draw:layer="layout" svg:width="1.772cm" svg:height="0.886cm" svg:x="5.606cm" svg:y="1cm">
          <draw:text-box>
            <text:p><text:span text:style-name="T6">list</text:span></text:p>
          </draw:text-box>
        </draw:frame>
        <draw:custom-shape draw:style-name="gr7" draw:text-style-name="P9" draw:layer="layout" svg:width="2.54cm" svg:height="0.635cm" svg:x="14.647cm" svg:y="2.309cm">
          <text:p text:style-name="P1"><text:span text:style-name="T5">'red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2.54cm" svg:height="0.635cm" svg:x="17.822cm" svg:y="2.309cm">
          <text:p text:style-name="P1"><text:span text:style-name="T2">'#FF0000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7.187cm" svg:y1="2.639cm" svg:x2="17.822cm" svg:y2="2.639cm">
          <text:p/>
        </draw:line>
        <draw:custom-shape draw:style-name="gr7" draw:text-style-name="P9" draw:layer="layout" svg:width="2.54cm" svg:height="0.635cm" svg:x="14.647cm" svg:y="3.071cm">
          <text:p text:style-name="P1"><text:span text:style-name="T5">'green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2.54cm" svg:height="0.635cm" svg:x="17.822cm" svg:y="3.071cm">
          <text:p text:style-name="P1"><text:span text:style-name="T2">'#00FF00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7.187cm" svg:y1="3.401cm" svg:x2="17.822cm" svg:y2="3.401cm">
          <text:p/>
        </draw:line>
        <draw:custom-shape draw:style-name="gr7" draw:text-style-name="P9" draw:layer="layout" svg:width="2.54cm" svg:height="0.635cm" svg:x="14.647cm" svg:y="3.833cm">
          <text:p text:style-name="P1"><text:span text:style-name="T5">'yellow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2.54cm" svg:height="0.635cm" svg:x="17.822cm" svg:y="3.833cm">
          <text:p text:style-name="P1"><text:span text:style-name="T2">'#FFFF00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7.187cm" svg:y1="4.163cm" svg:x2="17.822cm" svg:y2="4.163cm">
          <text:p/>
        </draw:line>
        <draw:custom-shape draw:style-name="gr7" draw:text-style-name="P9" draw:layer="layout" svg:width="2.54cm" svg:height="0.635cm" svg:x="14.647cm" svg:y="4.595cm">
          <text:p text:style-name="P1"><text:span text:style-name="T5">'blue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2.54cm" svg:height="0.635cm" svg:x="17.822cm" svg:y="4.595cm">
          <text:p text:style-name="P1"><text:span text:style-name="T2">'#0000FF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7.187cm" svg:y1="4.925cm" svg:x2="17.822cm" svg:y2="4.925cm">
          <text:p/>
        </draw:line>
        <draw:custom-shape draw:style-name="gr7" draw:text-style-name="P9" draw:layer="layout" svg:width="2.54cm" svg:height="0.635cm" svg:x="14.647cm" svg:y="6.119cm">
          <text:p text:style-name="P1"><text:span text:style-name="T5">'black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2.54cm" svg:height="0.635cm" svg:x="17.822cm" svg:y="6.119cm">
          <text:p text:style-name="P1"><text:span text:style-name="T2">'#000000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7.187cm" svg:y1="6.449cm" svg:x2="17.822cm" svg:y2="6.449cm">
          <text:p/>
        </draw:line>
        <draw:frame draw:style-name="gr4" draw:text-style-name="P5" draw:layer="layout" svg:width="0.76cm" svg:height="0.886cm" svg:x="15.542cm" svg:y="5.23cm">
          <draw:text-box>
            <text:p><text:span text:style-name="T3">⋮</text:span></text:p>
          </draw:text-box>
        </draw:frame>
        <draw:frame draw:style-name="gr4" draw:text-style-name="P6" draw:layer="layout" svg:width="0.76cm" svg:height="0.886cm" svg:x="18.711cm" svg:y="5.23cm">
          <draw:text-box>
            <text:p><text:span text:style-name="T4">⋮</text:span></text:p>
          </draw:text-box>
        </draw:frame>
        <draw:frame draw:style-name="gr9" draw:text-style-name="P7" draw:layer="layout" svg:width="5.207cm" svg:height="3.212cm" svg:x="9.798cm" svg:y="3.032cm">
          <draw:text-box>
            <text:p><text:span text:style-name="T5">{'red': '#FF0000',</text:span></text:p>
            <text:p><text:span text:style-name="T5"><text:s/></text:span><text:span text:style-name="T5">'green': '#00FF00',</text:span></text:p>
            <text:p><text:span text:style-name="T5"><text:s/></text:span><text:span text:style-name="T5">'yellow': '#FFFF00',</text:span></text:p>
            <text:p><text:span text:style-name="T5"><text:s/></text:span><text:span text:style-name="T5">'blue': '#0000FF',</text:span></text:p>
            <text:p><text:span text:style-name="T5"><text:s text:c="2"/></text:span><text:span text:style-name="T5">...,</text:span></text:p>
            <text:p><text:span text:style-name="T5"><text:s/></text:span><text:span text:style-name="T5">'black': '#000000'}</text:span></text:p>
          </draw:text-box>
        </draw:frame>
        <draw:frame draw:style-name="gr6" draw:text-style-name="P8" draw:layer="layout" svg:width="1.772cm" svg:height="0.886cm" svg:x="16.586cm" svg:y="1cm">
          <draw:text-box>
            <text:p><text:span text:style-name="T6">dict</text:span></text:p>
          </draw:text-box>
        </draw:frame>
        <draw:custom-shape draw:style-name="gr7" draw:text-style-name="P9" draw:layer="layout" svg:width="2.54cm" svg:height="0.635cm" svg:x="3.668cm" svg:y="2.31cm"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2.54cm" svg:height="0.635cm" svg:x="6.843cm" svg:y="2.31cm">
          <text:p text:style-name="P1"><text:span text:style-name="T2">'alpha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6.208cm" svg:y1="2.64cm" svg:x2="6.843cm" svg:y2="2.64cm">
          <text:p/>
        </draw:line>
        <draw:custom-shape draw:style-name="gr7" draw:text-style-name="P9" draw:layer="layout" svg:width="2.54cm" svg:height="0.635cm" svg:x="3.668cm" svg:y="3.072cm">
          <text:p text:style-name="P1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2.54cm" svg:height="0.635cm" svg:x="6.843cm" svg:y="3.072cm">
          <text:p text:style-name="P1"><text:span text:style-name="T2">'beta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6.208cm" svg:y1="3.402cm" svg:x2="6.843cm" svg:y2="3.402cm">
          <text:p/>
        </draw:line>
        <draw:custom-shape draw:style-name="gr7" draw:text-style-name="P9" draw:layer="layout" svg:width="2.54cm" svg:height="0.635cm" svg:x="3.668cm" svg:y="3.834cm">
          <text:p text:style-name="P1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2.54cm" svg:height="0.635cm" svg:x="6.843cm" svg:y="3.834cm">
          <text:p text:style-name="P1"><text:span text:style-name="T2">'gamma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6.208cm" svg:y1="4.164cm" svg:x2="6.843cm" svg:y2="4.164cm">
          <text:p/>
        </draw:line>
        <draw:custom-shape draw:style-name="gr7" draw:text-style-name="P9" draw:layer="layout" svg:width="2.54cm" svg:height="0.635cm" svg:x="3.668cm" svg:y="4.596cm">
          <text:p text:style-name="P1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2.54cm" svg:height="0.635cm" svg:x="6.843cm" svg:y="4.596cm">
          <text:p text:style-name="P1"><text:span text:style-name="T2">'delta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6.208cm" svg:y1="4.926cm" svg:x2="6.843cm" svg:y2="4.926cm">
          <text:p/>
        </draw:line>
        <draw:custom-shape draw:style-name="gr7" draw:text-style-name="P9" draw:layer="layout" svg:width="2.54cm" svg:height="0.635cm" svg:x="3.668cm" svg:y="6.12cm">
          <text:p text:style-name="P1"><text:span text:style-name="T1">–</text:span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2.54cm" svg:height="0.635cm" svg:x="6.843cm" svg:y="6.12cm">
          <text:p text:style-name="P1"><text:span text:style-name="T2">'omega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6.208cm" svg:y1="6.45cm" svg:x2="6.843cm" svg:y2="6.45cm">
          <text:p/>
        </draw:line>
        <draw:frame draw:style-name="gr4" draw:text-style-name="P5" draw:layer="layout" svg:width="0.76cm" svg:height="0.886cm" svg:x="4.563cm" svg:y="5.231cm">
          <draw:text-box>
            <text:p><text:span text:style-name="T3">⋮</text:span></text:p>
          </draw:text-box>
        </draw:frame>
        <draw:frame draw:style-name="gr4" draw:text-style-name="P6" draw:layer="layout" svg:width="0.76cm" svg:height="0.886cm" svg:x="7.732cm" svg:y="5.231cm">
          <draw:text-box>
            <text:p><text:span text:style-name="T4">⋮</text:span></text:p>
          </draw:text-box>
        </draw:frame>
        <draw:frame draw:style-name="gr6" draw:text-style-name="P8" draw:layer="layout" svg:width="1.772cm" svg:height="0.886cm" svg:x="5.607cm" svg:y="1.001cm">
          <draw:text-box>
            <text:p><text:span text:style-name="T6">li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O1" svg:font-family="'Linux Libertine O'"/>
    <style:font-face style:name="Linux Libertine O2" svg:font-family="'Linux Libertine O'" style:font-adornments="Regular"/>
    <style:font-face style:name="Ubuntu Mono1" svg:font-family="'Ubuntu Mono'"/>
    <style:font-face style:name="Ubuntu Mono2" svg:font-family="'Ubuntu Mono'" style:font-adornments="Regular"/>
    <style:font-face style:name="Liberation Sans1" svg:font-family="'Liberation Sans'" style:font-pitch="variable"/>
    <style:font-face style:name="Linux Libertine O" svg:font-family="'Linux Libertine O'" style:font-pitch="variable"/>
    <style:font-face style:name="Lucida Sans1" svg:font-family="'Lucida Sans'" style:font-pitch="variable"/>
    <style:font-face style:name="SimSun1" svg:font-family="SimSun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al Davis</meta:initial-creator>
    <meta:creation-date>2016-02-24T09:56:57.526624000</meta:creation-date>
    <dc:date>2016-07-14T12:06:24.464072000</dc:date>
    <dc:creator>Neal Davis</dc:creator>
    <meta:editing-duration>PT2H47M33S</meta:editing-duration>
    <meta:editing-cycles>2</meta:editing-cycles>
    <meta:generator>LibreOffice/5.0.6.3$MacOSX_X86_64 LibreOffice_project/490fc03b25318460cfc54456516ea2519c11d1aa</meta:generator>
    <meta:document-statistic meta:object-count="56"/>
  </office:meta>
</office:document-meta>
</file>